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25402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9024" calcext:value-type="float">
            <text:p>79.0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402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5496" calcext:value-type="float">
            <text:p>79.0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402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1696" calcext:value-type="float">
            <text:p>79.1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402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18" calcext:value-type="float">
            <text:p>79.1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402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8752" calcext:value-type="float">
            <text:p>79.1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402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402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8856" calcext:value-type="float">
            <text:p>79.2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402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201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468" calcext:value-type="float">
            <text:p>79.3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402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201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1048" calcext:value-type="float">
            <text:p>79.2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402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2016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852" calcext:value-type="float">
            <text:p>79.5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402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201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088" calcext:value-type="float">
            <text:p>79.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402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201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6016" calcext:value-type="float">
            <text:p>79.3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402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4032" calcext:value-type="float">
            <text:p>79.5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402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201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0128" calcext:value-type="float">
            <text:p>79.5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402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8792" calcext:value-type="float">
            <text:p>79.4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402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200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8456" calcext:value-type="float">
            <text:p>79.8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402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852" calcext:value-type="float">
            <text:p>79.5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402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0608" calcext:value-type="float">
            <text:p>79.5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402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200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7288" calcext:value-type="float">
            <text:p>79.6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402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200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9208" calcext:value-type="float">
            <text:p>79.7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402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616" calcext:value-type="float">
            <text:p>79.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402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200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6744" calcext:value-type="float">
            <text:p>79.8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402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200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4552" calcext:value-type="float">
            <text:p>79.8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402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4176" calcext:value-type="float">
            <text:p>79.8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402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200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25824" calcext:value-type="float">
            <text:p>80.1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402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200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86784" calcext:value-type="float">
            <text:p>80.1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402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199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24" calcext:value-type="float">
            <text:p>80.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402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199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5384" calcext:value-type="float">
            <text:p>80.4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402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199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0624" calcext:value-type="float">
            <text:p>80.4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402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199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64736" calcext:value-type="float">
            <text:p>80.5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402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199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5168" calcext:value-type="float">
            <text:p>81.7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402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199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02352" calcext:value-type="float">
            <text:p>81.3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402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199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388" calcext:value-type="float">
            <text:p>80.5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402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199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62856" calcext:value-type="float">
            <text:p>80.7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402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199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6532" calcext:value-type="float">
            <text:p>80.6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402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57344" calcext:value-type="float">
            <text:p>80.8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402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198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35424" calcext:value-type="float">
            <text:p>80.7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402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198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26864" calcext:value-type="float">
            <text:p>80.8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402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198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06112" calcext:value-type="float">
            <text:p>80.9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402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198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0916" calcext:value-type="float">
            <text:p>80.9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402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198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3108" calcext:value-type="float">
            <text:p>81.0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402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198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82312" calcext:value-type="float">
            <text:p>80.9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402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198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24984" calcext:value-type="float">
            <text:p>81.0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402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388" calcext:value-type="float">
            <text:p>80.5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402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198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25824" calcext:value-type="float">
            <text:p>80.1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402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198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864" calcext:value-type="float">
            <text:p>80.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402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864" calcext:value-type="float">
            <text:p>80.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402</text:p>
          </table:table-cell>
          <table:table-cell office:value-type="string" calcext:value-type="string">
            <text:p>Bovina Quad</text:p>
          </table:table-cell>
          <table:table-cell office:value-type="string" calcext:value-type="string">
            <text:p>197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804" calcext:value-type="float">
            <text:p>79.5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